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4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table:style-name="NOT_20_NEEDED" office:value-type="string">
            <text:p>addPI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>
            <text:p>ai2mif.c</text:p>
          </table:table-cell>
          <table:table-cell table:style-name="NOT_20_NEEDED" office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bplogsmoot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bun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calculate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Contents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documentation</text:p>
          </table:table-cell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sclansN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clansObj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6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optzero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synNTFobj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l1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lollipo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6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rtitionABCD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table:style-name="DONE" office:value-type="string">
            <text:p>plotPZ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/>
          <table:table-cell office:value-type="string">
            <text:p>plotting</text:p>
          </table:table-cell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3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>
            <text:p>printmif.m</text:p>
          </table:table-cell>
          <table:table-cell table:style-name="NOT_20_NEEDED" office:value-type="string">
            <text:p>M-file</text:p>
          </table:table-cell>
          <table:table-cell table:style-name="ce3" office:value-type="string">
            <text:p>x</text:p>
          </table:table-cell>
          <table:table-cell table:style-name="NOT_20_NEEDED" office:value-type="string">
            <text:p>plotting</text:p>
          </table:table-cell>
        </table:table-row>
        <table:table-row table:style-name="ro3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Gai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IF([.C2:.C169]; &quot;=x&quot;)/COUNTIF([.B2:.B169]; &quot;=M-file&quot;)*100; 2)" office:value-type="float" office:value="31.85">
            <text:p>31.85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23T20:04:31</dc:date>
    <meta:editing-duration>P7DT5H11M47S</meta:editing-duration>
    <meta:editing-cycles>15</meta:editing-cycles>
    <meta:generator>LibreOffice/3.5$Linux_x86 LibreOffice_project/350m1$Build-2</meta:generator>
    <dc:creator>gventuri </dc:creator>
    <meta:document-statistic meta:table-count="4" meta:cell-count="455" meta:object-count="0"/>
  </office:meta>
</office:document-meta>
</file>